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10pt" style:font-size-asian="10pt" style:font-size-complex="10pt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style:font-name="DejaVu Sans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ce1"/>
        <table:table-column table:style-name="co1" table:number-columns-repeated="4" table:default-cell-style-name="ce2"/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row table:style-name="ro1">
          <table:table-cell office:value-type="string" calcext:value-type="string">
            <text:p>Plaque</text:p>
          </table:table-cell>
          <table:table-cell office:value-type="string" calcext:value-type="string">
            <text:p>Position</text:p>
          </table:table-cell>
          <table:table-cell table:style-name="ce1" office:value-type="string" calcext:value-type="string">
            <text:p>Date enregistrement</text:p>
          </table:table-cell>
          <table:table-cell table:style-name="ce1" office:value-type="string" calcext:value-type="string">
            <text:p>Date demande</text:p>
          </table:table-cell>
          <table:table-cell table:style-name="ce1" office:value-type="string" calcext:value-type="string">
            <text:p>Date extraction</text:p>
          </table:table-cell>
          <table:table-cell table:style-name="ce1" office:value-type="string" calcext:value-type="string">
            <text:p>Date Reception</text:p>
          </table:table-cell>
          <table:table-cell office:value-type="string" calcext:value-type="string">
            <text:p>Type Materiel</text:p>
          </table:table-cell>
          <table:table-cell office:value-type="string" calcext:value-type="string">
            <text:p>Dosage</text:p>
          </table:table-cell>
          <table:table-cell office:value-type="string" calcext:value-type="string">
            <text:p>Conformite dosage</text:p>
          </table:table-cell>
          <table:table-cell office:value-type="string" calcext:value-type="string">
            <text:p>Code barre</text:p>
          </table:table-cell>
          <table:table-cell office:value-type="string" calcext:value-type="string">
            <text:p>Nombre extraction</text:p>
          </table:table-cell>
          <table:table-cell office:value-type="string" calcext:value-type="string">
            <text:p>Echec extraction</text:p>
          </table:table-cell>
          <table:table-cell office:value-type="string" calcext:value-type="string">
            <text:p>Statut VCG</text:p>
          </table:table-cell>
          <table:table-cell table:style-name="ce1" office:value-type="string" calcext:value-type="string">
            <text:p>Animal</text:p>
          </table:table-cell>
          <table:table-cell office:value-type="string" calcext:value-type="string">
            <text:p>Preleveur</text:p>
          </table:table-cell>
        </table:table-row>
        <table:table-row table:style-name="ro2">
          <table:table-cell office:value-type="string" calcext:value-type="string">
            <text:p>SAM170401</text:p>
          </table:table-cell>
          <table:table-cell office:value-type="float" office:value="1" calcext:value-type="float">
            <text:p>1</text:p>
          </table:table-cell>
          <table:table-cell table:formula="of:=&quot;15/07/2011&quot;" office:value-type="string" office:string-value="15/07/2011" calcext:value-type="string">
            <text:p>15/07/2011</text:p>
          </table:table-cell>
          <table:table-cell table:formula="of:=&quot;15/07/2010&quot;" office:value-type="string" office:string-value="15/07/2010" calcext:value-type="string">
            <text:p>15/07/2010</text:p>
          </table:table-cell>
          <table:table-cell table:formula="of:=&quot;15/07/2009&quot;" office:value-type="string" office:string-value="15/07/2009" calcext:value-type="string">
            <text:p>15/07/2009</text:p>
          </table:table-cell>
          <table:table-cell table:formula="of:=&quot;15/07/2008&quot;" office:value-type="string" office:string-value="15/07/2008" calcext:value-type="string">
            <text:p>15/07/2008</text:p>
          </table:table-cell>
          <table:table-cell office:value-type="string" calcext:value-type="string">
            <text:p>poils</text:p>
          </table:table-cell>
          <table:table-cell office:value-type="float" office:value="106.48" calcext:value-type="float">
            <text:p>106,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D146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fdsdsfdsfsdfds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0339057943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SAM170401</text:p>
          </table:table-cell>
          <table:table-cell office:value-type="float" office:value="2" calcext:value-type="float">
            <text:p>2</text:p>
          </table:table-cell>
          <table:table-cell table:formula="of:=&quot;15/07/2011&quot;" office:value-type="string" office:string-value="15/07/2011" calcext:value-type="string">
            <text:p>15/07/2011</text:p>
          </table:table-cell>
          <table:table-cell table:formula="of:=&quot;15/07/2010&quot;" office:value-type="string" office:string-value="15/07/2010" calcext:value-type="string">
            <text:p>15/07/2010</text:p>
          </table:table-cell>
          <table:table-cell table:formula="of:=&quot;15/07/2009&quot;" office:value-type="string" office:string-value="15/07/2009" calcext:value-type="string">
            <text:p>15/07/2009</text:p>
          </table:table-cell>
          <table:table-cell table:formula="of:=&quot;15/07/2008&quot;" office:value-type="string" office:string-value="15/07/2008" calcext:value-type="string">
            <text:p>15/07/2008</text:p>
          </table:table-cell>
          <table:table-cell office:value-type="string" calcext:value-type="string">
            <text:p>cheveux</text:p>
          </table:table-cell>
          <table:table-cell office:value-type="float" office:value="104.59" calcext:value-type="float">
            <text:p>104,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D146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fdsdsfdsfsdfds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0339057942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SAM170401</text:p>
          </table:table-cell>
          <table:table-cell office:value-type="float" office:value="3" calcext:value-type="float">
            <text:p>3</text:p>
          </table:table-cell>
          <table:table-cell table:formula="of:=&quot;15/07/2011&quot;" office:value-type="string" office:string-value="15/07/2011" calcext:value-type="string">
            <text:p>15/07/2011</text:p>
          </table:table-cell>
          <table:table-cell table:formula="of:=&quot;15/07/2010&quot;" office:value-type="string" office:string-value="15/07/2010" calcext:value-type="string">
            <text:p>15/07/2010</text:p>
          </table:table-cell>
          <table:table-cell table:formula="of:=&quot;15/07/2009&quot;" office:value-type="string" office:string-value="15/07/2009" calcext:value-type="string">
            <text:p>15/07/2009</text:p>
          </table:table-cell>
          <table:table-cell table:formula="of:=&quot;15/07/2008&quot;" office:value-type="string" office:string-value="15/07/2008" calcext:value-type="string">
            <text:p>15/07/2008</text:p>
          </table:table-cell>
          <table:table-cell office:value-type="string" calcext:value-type="string">
            <text:p>ongles</text:p>
          </table:table-cell>
          <table:table-cell office:value-type="float" office:value="99.29" calcext:value-type="float">
            <text:p>99,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D1467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sfdsdsfdsfsdfds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0339057943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SAM170401</text:p>
          </table:table-cell>
          <table:table-cell office:value-type="float" office:value="4" calcext:value-type="float">
            <text:p>4</text:p>
          </table:table-cell>
          <table:table-cell table:formula="of:=&quot;15/07/2011&quot;" office:value-type="string" office:string-value="15/07/2011" calcext:value-type="string">
            <text:p>15/07/2011</text:p>
          </table:table-cell>
          <table:table-cell table:formula="of:=&quot;15/07/2010&quot;" office:value-type="string" office:string-value="15/07/2010" calcext:value-type="string">
            <text:p>15/07/2010</text:p>
          </table:table-cell>
          <table:table-cell table:formula="of:=&quot;15/07/2009&quot;" office:value-type="string" office:string-value="15/07/2009" calcext:value-type="string">
            <text:p>15/07/2009</text:p>
          </table:table-cell>
          <table:table-cell table:formula="of:=&quot;15/07/2008&quot;" office:value-type="string" office:string-value="15/07/2008" calcext:value-type="string">
            <text:p>15/07/2008</text:p>
          </table:table-cell>
          <table:table-cell office:value-type="string" calcext:value-type="string">
            <text:p>peau</text:p>
          </table:table-cell>
          <table:table-cell office:value-type="float" office:value="98.16" calcext:value-type="float">
            <text:p>98,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D146754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dsfdsdsfdsfsdfds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033905794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AM170402</text:p>
          </table:table-cell>
          <table:table-cell office:value-type="float" office:value="1" calcext:value-type="float">
            <text:p>1</text:p>
          </table:table-cell>
          <table:table-cell table:formula="of:=&quot;15/07/2011&quot;" office:value-type="string" office:string-value="15/07/2011" calcext:value-type="string">
            <text:p>15/07/2011</text:p>
          </table:table-cell>
          <table:table-cell table:formula="of:=&quot;15/07/2010&quot;" office:value-type="string" office:string-value="15/07/2010" calcext:value-type="string">
            <text:p>15/07/2010</text:p>
          </table:table-cell>
          <table:table-cell table:formula="of:=&quot;15/07/2009&quot;" office:value-type="string" office:string-value="15/07/2009" calcext:value-type="string">
            <text:p>15/07/2009</text:p>
          </table:table-cell>
          <table:table-cell table:formula="of:=&quot;15/07/2008&quot;" office:value-type="string" office:string-value="15/07/2008" calcext:value-type="string">
            <text:p>15/07/2008</text:p>
          </table:table-cell>
          <table:table-cell office:value-type="string" calcext:value-type="string">
            <text:p>yeux</text:p>
          </table:table-cell>
          <table:table-cell office:value-type="float" office:value="102.8" calcext:value-type="float">
            <text:p>102,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D14675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dsfdsdsfdsfsdfds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0339057943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5:52:26.456327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5:34:25.547417077</meta:creation-date>
    <dc:date>2017-05-11T15:52:44.864074467</dc:date>
    <meta:editing-duration>PT1H2M29S</meta:editing-duration>
    <meta:editing-cycles>14</meta:editing-cycles>
    <meta:generator>LibreOffice/5.1.6.2$Linux_X86_64 LibreOffice_project/10m0$Build-2</meta:generator>
    <meta:document-statistic meta:table-count="1" meta:cell-count="90" meta:object-count="0"/>
  </office:meta>
</office:document-meta>
</file>